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1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666666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style:font-size-asian="8pt" style:font-size-complex="8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0a262a" style:font-size-asian="8pt" style:font-size-complex="8pt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officeooo:rsid="001a116f" style:font-size-asian="8pt" style:font-size-complex="8pt"/>
    </style:style>
    <style:style style:name="T8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9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aacd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15c3c06"/>
    </style:style>
    <style:style style:name="T20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5"><text:placeholder text:placeholder-type="text">&lt;get_language('CLIENTE', getLang())&gt;</text:placeholder></text:p>
          </table:table-cell>
          <table:table-cell table:style-name="Tabella3.B1" office:value-type="string">
            <text:p text:style-name="P6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6"><text:placeholder text:placeholder-type="text">&lt;get_language('DOCUMENTO', getLang())&gt;</text:placeholder></text:p>
          </table:table-cell>
          <table:table-cell table:style-name="Tabella3.D1" table:number-rows-spanned="3" table:number-columns-spanned="2" office:value-type="string">
            <text:p text:style-name="P60"><text:placeholder text:placeholder-type="text">&lt;get_language('SPETT.LE', getLang())&gt;</text:placeholder></text:p>
            <text:p text:style-name="P20"><text:placeholder text:placeholder-type="text">&lt;o.partner_id.name&gt;</text:placeholder></text:p>
            <text:p text:style-name="P2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2"><text:placeholder text:placeholder-type="text">&lt;o.partner_id.sql_customer_code&gt;</text:placeholder></text:p>
          </table:table-cell>
          <table:table-cell table:style-name="Tabella3.B2" office:value-type="string">
            <text:p text:style-name="P64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6"><text:placeholder text:placeholder-type="text">&lt;'NOTA DI CREDITO' if o.journal_id.account_code == 'NC' else 'FATTURA'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6"><text:placeholder text:placeholder-type="text">&lt;get_language('NUMERO', getLang())&gt;</text:placeholder>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3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9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59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table:number-columns-spanned="2" office:value-type="string">
            <text:p text:style-name="P16"><text:span text:style-name="T18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18"><text:placeholder text:placeholder-type="text">&lt;/if&gt;</text:placeholder></text:span></text:p>
            <text:p text:style-name="P20"><text:placeholder text:placeholder-type="text">&lt;o.destination_partner_id.name&gt;</text:placeholder></text:p>
            <text:p text:style-name="P2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9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8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5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5"><text:placeholder text:placeholder-type="text">&lt;l.product_id.default_code or ''&gt;</text:placeholder></text:p>
          </table:table-cell>
          <table:table-cell table:style-name="Tabella1.B9" office:value-type="string">
            <text:p text:style-name="P21"><text:span text:style-name="T9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7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40"><text:s/><text:placeholder text:placeholder-type="text">&lt;formatLang(l.quantity, digits=0)&gt;</text:placeholder></text:p>
          </table:table-cell>
          <table:table-cell table:style-name="Tabella1.F10" table:number-rows-spanned="2" office:value-type="string">
            <text:p text:style-name="P4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2"><text:span text:style-name="T16"><text:placeholder text:placeholder-type="text">&lt;('%s' % l.product_id.colour.strip()) if l.product_id.colour else ''&gt;</text:placeholder></text:span><text:span text:style-name="T16"> </text:span><text:span text:style-name="T9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3"><text:span text:style-name="T20"><text:placeholder text:placeholder-type="text">&lt;get_language('NOTE', getLang())&gt;</text:placeholder></text:span><text:span text:style-name="T8"><text:placeholder text:placeholder-type="text">&lt;return_note(o.text_note_post)&gt;</text:placeholder></text:span><text:span text:style-name="T14"> </text:span><text:span text:style-name="T8"><text:placeholder text:placeholder-type="text">&lt;return_note(o.partner_id.property_account_position.text_note_invoice)&gt;</text:placeholder></text:span><text:span text:style-name="T7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7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2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4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43"><text:span text:style-name="T17"><text:placeholder text:placeholder-type="text">&lt;o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7"><text:placeholder text:placeholder-type="text">&lt;o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0"/>
          </table:table-cell>
          <table:covered-table-cell/>
          <table:covered-table-cell/>
          <table:table-cell table:style-name="Tabella2.D2" office:value-type="string">
            <text:p text:style-name="P45"><text:placeholder text:placeholder-type="text">&lt;o.currency_id.name or ''&gt;</text:placeholder></text:p>
          </table:table-cell>
          <table:table-cell table:style-name="Tabella2.D2" office:value-type="string">
            <text:p text:style-name="P23"/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7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6"><text:placeholder text:placeholder-type="text">&lt;o.transportation_reason_id.name&gt;</text:placeholder></text:p>
          </table:table-cell>
          <table:table-cell table:style-name="Tabella2.F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7"><text:placeholder text:placeholder-type="text">&lt;get_language('FIRMA', getLang())&gt;</text:placeholder></text:p>
          </table:table-cell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3"><text:span text:style-name="T11"><text:placeholder text:placeholder-type="text">&lt;get_language('MEZZO', getLang())&gt;</text:placeholder></text:span><text:span text:style-name="T19">: </text:span><text:span text:style-name="T10"><text:placeholder text:placeholder-type="text">&lt;o.transportation_method_id.name or ''&gt;</text:placeholder></text:span><text:line-break/><text:soft-page-break/><text:placeholder text:placeholder-type="text">&lt;o.default_carrier_id.partner_id.name&gt;</text:placeholder></text:p>
            <text:p text:style-name="P51"><text:placeholder text:placeholder-type="text">&lt;o.default_carrier_id.partner_id.street&gt;</text:placeholder></text:p>
            <text:p text:style-name="P52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54"/>
          </table:table-cell>
          <table:table-cell table:style-name="Tabella2.D2" office:value-type="string">
            <text:p text:style-name="P54"/>
          </table:table-cell>
          <table:table-cell table:style-name="Tabella2.F6" office:value-type="string">
            <text:p text:style-name="P58"><text:placeholder text:placeholder-type="text">&lt;o.currency_id.symbol or ''&gt;</text:placeholder><text:soft-page-break/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897cm"/>
    </style:style>
    <style:style style:name="Tabella4.C" style:family="table-column">
      <style:table-column-properties style:column-width="4.108cm"/>
    </style:style>
    <style:style style:name="Tabella4.1" style:family="table-row">
      <style:table-row-properties style:row-height="3.496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min-row-height="1.002cm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2.965cm" style:rel-width="80%" svg:height="3cm" style:rel-height="scale-min" draw:z-index="1"><draw:text-box><text:p text:style-name="MP6"/></draw:text-box></draw:frame></text:p>
            </table:table-cell>
          </table:table-row>
          <table:table-row table:style-name="Tabella4.2">
            <table:table-cell table:style-name="Tabella4.A1" table:number-columns-spanned="3" office:value-type="string">
              <text:p text:style-name="MP7">Pag. <text:page-number text:select-page="current">2</text:page-number> di <text:page-count>2</text:page-count></text:p>
            </table:table-cell>
            <table:covered-table-cell/>
            <table:covered-table-cell/>
          </table:table-row>
        </table:table>
        <text:p text:style-name="MP8"/>
      </style:header>
      <style:footer>
        <text:p text:style-name="MP9"><text:span text:style-name="MT1"><text:placeholder text:placeholder-type="text">&lt;company.name&gt;</text:placeholder></text:span> 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9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2T08:30:24.293253977</dc:date>
    <meta:editing-duration>P7DT4H1M30S</meta:editing-duration>
    <meta:editing-cycles>98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5" meta:word-count="343" meta:character-count="4819" meta:non-whitespace-character-count="4560"/>
    <meta:user-defined meta:name="Info 1"/>
    <meta:user-defined meta:name="Info 2"/>
    <meta:user-defined meta:name="Info 3"/>
    <meta:user-defined meta:name="Info 4"/>
  </office:meta>
</office:document-meta>
</file>